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fo:margin-left="0.2507in" fo:margin-top="0in" fo:margin-bottom="0in" table:align="left" style:writing-mode="lr-tb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1.563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onsolas" fo:font-size="12pt" style:font-size-asian="12pt" style:font-name-complex="Consolas2" style:font-size-complex="12pt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nsolas" fo:font-size="12pt" style:font-size-asian="12pt" style:font-name-complex="Consolas2" style:font-size-complex="12pt"/>
    </style:style>
    <style:style style:name="P9" style:family="paragraph" style:parent-style-name="List_20_Paragraph">
      <style:paragraph-properties fo:margin-top="0in" fo:margin-bottom="0in" fo:line-height="100%" fo:text-align="center" style:justify-single-word="false"/>
      <style:text-properties fo:color="#000000" style:font-name="Consolas" fo:font-size="12pt" style:font-size-asian="12pt" style:font-name-complex="Consolas2" style:font-size-complex="12pt"/>
    </style:style>
    <style:style style:name="P10" style:family="paragraph" style:parent-style-name="Standard">
      <style:paragraph-properties fo:margin-left="3.25in" fo:margin-right="0in" fo:text-indent="0in" style:auto-text-indent="false"/>
    </style:style>
    <style:style style:name="P11" style:family="paragraph" style:parent-style-name="Standard">
      <style:paragraph-properties fo:margin-left="3.25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3.2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3.25in" fo:margin-right="0in" fo:text-align="justify" style:justify-single-word="false" fo:text-indent="0in" style:auto-text-indent="false"/>
      <style:text-properties fo:color="#000000" style:font-name="Consolas" fo:font-size="12pt" style:font-name-asian="Times New Roman1" style:font-size-asian="12pt" style:font-name-complex="Consolas2" style:font-size-complex="12pt"/>
    </style:style>
    <style:style style:name="P14" style:family="paragraph" style:parent-style-name="Standard">
      <style:paragraph-properties fo:margin-left="0.25in" fo:margin-right="0in" fo:margin-top="0in" fo:margin-bottom="0in" fo:line-height="100%" fo:text-align="center" style:justify-single-word="false" fo:text-indent="0in" style:auto-text-indent="false"/>
      <style:text-properties fo:color="#000000" style:font-name="Consolas" fo:font-size="12pt" style:font-size-asian="12pt" style:font-name-complex="Consolas2" style:font-size-complex="12pt"/>
    </style:style>
    <style:style style:name="P15" style:family="paragraph" style:parent-style-name="Standard">
      <style:paragraph-properties fo:margin-left="0.25in" fo:margin-right="0in" fo:margin-top="0in" fo:margin-bottom="0in" fo:line-height="100%" fo:text-align="justify" style:justify-single-word="false" fo:text-indent="0in" style:auto-text-indent="false"/>
      <style:text-properties fo:color="#000000" style:font-name="Consolas" fo:font-size="12pt" style:font-size-asian="12pt" style:font-name-complex="Consolas2" style:font-size-complex="12pt"/>
    </style:style>
    <style:style style:name="P16" style:family="paragraph" style:parent-style-name="Standard">
      <style:paragraph-properties fo:margin-left="0in" fo:margin-right="0in" fo:margin-top="0in" fo:margin-bottom="0in" fo:line-height="100%" fo:text-indent="0.25in" style:auto-text-indent="false"/>
      <style:text-properties fo:color="#000000" style:font-name="Consolas" fo:font-size="12pt" style:font-size-asian="12pt" style:font-name-complex="Consolas2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3pt" fo:font-weight="bold" style:font-size-asian="13pt" style:font-weight-asian="bold" style:font-size-complex="13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Times New Roman" fo:font-size="13pt" style:font-size-asian="13pt" style:font-size-complex="13pt"/>
    </style:style>
    <style:style style:name="P21" style:family="paragraph" style:parent-style-name="Standard" style:list-style-name="L2">
      <style:text-properties style:font-name="Times New Roman" fo:font-size="13pt" style:font-name-asian="Times New Roman1" style:font-size-asian="13pt" style:font-name-complex="Courier New1" style:font-size-complex="13pt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top="0in" fo:margin-bottom="0in" fo:line-height="100%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27" style:family="paragraph" style:parent-style-name="List_20_Paragraph" style:list-style-name="WWNum2"/>
    <style:style style:name="P28" style:family="paragraph" style:parent-style-name="List_20_Paragraph" style:list-style-name="WWNum2">
      <style:text-properties style:font-name="Times New Roman" fo:font-size="13pt" style:font-size-asian="13pt" style:font-size-complex="13pt"/>
    </style:style>
    <style:style style:name="P29" style:family="paragraph" style:parent-style-name="List_20_Paragraph" style:list-style-name="WWNum1"/>
    <style:style style:name="T1" style:family="text">
      <style:text-properties fo:color="#000000" style:font-name="Consolas" fo:font-size="12pt" style:font-size-asian="12pt" style:font-name-complex="Consolas2" style:font-size-complex="12pt"/>
    </style:style>
    <style:style style:name="T2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fo:background-color="#ffff0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00" style:font-weight-asian="normal" style:font-weight-complex="normal"/>
    </style:style>
    <style:style style:name="T8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grams - Easy Level</text:p>
      <text:list xml:id="list20209659" text:style-name="WWNum2">
        <text:list-item>
          <text:p text:style-name="P28">Write a Java program to print 'Hello' on screen and then print your name on a separate line.</text:p>
        </text:list-item>
        <text:list-item>
          <text:p text:style-name="P28">Write a Java program to print the sum of two numbers.</text:p>
        </text:list-item>
        <text:list-item>
          <text:p text:style-name="P28">Write a Java program to divide two numbers and print on the screen.</text:p>
        </text:list-item>
        <text:list-item>
          <text:p text:style-name="P27"><text:span text:style-name="T3">Write a Java program to print the result of the following operations. <text:line-break/></text:span><text:span text:style-name="Emphasis"><text:span text:style-name="T3">Test Data:</text:span></text:span><text:span text:style-name="T3"><text:line-break/>a. -5 + 8 * 6<text:line-break/>b. (55+9) % 9 <text:line-break/>c. 20 + -3*5 / 8 <text:line-break/>d. 5 + 15 / 3 * 2 - 8 % 3</text:span></text:p>
        </text:list-item>
        <text:list-item>
          <text:p text:style-name="P28">Write a Java program to print the sum (addition), multiply, subtract, divide and remainder of two numbers.</text:p>
        </text:list-item>
        <text:list-item>
          <text:p text:style-name="P28">Write a Java program to print the area and perimeter of a circle.</text:p>
        </text:list-item>
        <text:list-item>
          <text:p text:style-name="P28">Write a Java program that takes three numbers as input to calculate and print the average of the numbers.</text:p>
        </text:list-item>
        <text:list-item>
          <text:p text:style-name="P28">Write a Java program to print the area and perimeter of a rectangle.</text:p>
        </text:list-item>
        <text:list-item>
          <text:p text:style-name="P28">Write a Java program to compare two numbers.</text:p>
        </text:list-item>
        <text:list-item>
          <text:p text:style-name="P28">Write a Java program that reads an integer between 0 and 1000 and adds all the digits in the integer.</text:p>
        </text:list-item>
        <text:list-item>
          <text:p text:style-name="P28">Write a Java program to check whether Java is installed on your computer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JAVA <text:s/>– conditional Statement</text:p>
      <text:list xml:id="list20221642" text:style-name="L1">
        <text:list-item>
          <text:p text:style-name="P19">Write a Program to check <text:s/>whether <text:s/>number is positive or negative number.</text:p>
        </text:list-item>
        <text:list-item>
          <text:p text:style-name="P19">Write a Java program to find the number of days in a month. </text:p>
        </text:list-item>
        <text:list-item>
          <text:p text:style-name="P19">Check whether a number is divisble by 5 and 11</text:p>
        </text:list-item>
        <text:list-item>
          <text:p text:style-name="P19">WAP <text:s/>to enter the days of week and print name of <text:s/>day</text:p>
        </text:list-item>
        <text:list-item>
          <text:p text:style-name="P19">WAP to count total number of <text:s/>500,100,50,20 and 10 notes in a given amount </text:p>
        </text:list-item>
      </text:list>
      <text:p text:style-name="P2"/>
      <text:p text:style-name="P3">Loop Exercise</text:p>
      <text:p text:style-name="P1"/>
      <text:list xml:id="list20206638" text:style-name="L2">
        <text:list-item>
          <text:p text:style-name="P20">Write a program in Java to display the first 10 natural numbers</text:p>
        </text:list-item>
        <text:list-item>
          <text:p text:style-name="P20">Write a program in Java to display n terms of natural numbers and their sum. </text:p>
        </text:list-item>
        <text:list-item>
          <text:p text:style-name="P21">Write a program in Java to input 5 numbers from keyboard and find their sum and average. </text:p>
        </text:list-item>
      </text:list>
      <text:p text:style-name="P18"/>
      <text:p text:style-name="P4">Arrays </text:p>
      <text:list xml:id="list20208963" text:style-name="WWNum1">
        <text:list-item>
          <text:p text:style-name="P29">WAP to Sort an array Elements <text:s/>and then segregate the even and odd elements of an array--<text:span text:style-name="T8">DONE</text:span></text:p>
        </text:list-item>
        <text:list-item>
          <text:p text:style-name="P29">WAP to Search an Element from an array--<text:span text:style-name="T8">DONE</text:span></text:p>
        </text:list-item>
        <text:list-item>
          <text:p text:style-name="P29">WAP to find the largest and smallest <text:s/>element of and array-----&gt;<text:span text:style-name="T8">DONE</text:span></text:p>
        </text:list-item>
        <text:list-item>
          <text:p text:style-name="P29">WAP to find the index number of largest element---<text:span text:style-name="T8">DONE</text:span></text:p>
        </text:list-item>
        <text:list-item>
          <text:p text:style-name="P29">WAP to remove the element on specific index number form an array---<text:span text:style-name="T8">DONE</text:span></text:p>
        </text:list-item>
        <text:list-item>
          <text:p text:style-name="P29">WAP to find the second largest number <text:s/>of an array----<text:span text:style-name="T8">DONE</text:span></text:p>
        </text:list-item>
        <text:list-item>
          <text:p text:style-name="P29">WAP to sort an array using built in method and display the elements using <text:s/>foreach <text:s/>loop.--<text:span text:style-name="T8">DONE</text:span></text:p>
        </text:list-item>
        <text:list-item>
          <text:p text:style-name="P29">WAP to find the sum of an array elements--<text:span text:style-name="T8">DONE</text:span></text:p>
        </text:list-item>
        <text:list-item>
          <text:p text:style-name="P29">WAP to add the two matrices.----<text:span text:style-name="T8">DONE</text:span></text:p>
        </text:list-item>
        <text:list-item>
          <text:p text:style-name="P29">WAP to convert the decimal number into binary</text:p>
        </text:list-item>
        <text:list-item>
          <text:p text:style-name="P29">WAP to copy an array elements into new array and print the new array values---<text:span text:style-name="T8">DONE</text:span></text:p>
        </text:list-item>
        <text:list-item>
          <text:p text:style-name="P29">Print the pattern:<text:span text:style-name="T1"> <text:s/></text:span></text:p>
        </text:list-item>
      </text:list>
      <text:p text:style-name="List_20_Paragraph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1</text:p>
            <text:p text:style-name="P9">121</text:p>
            <text:p text:style-name="P9">12321</text:p>
            <text:p text:style-name="P9">1234321</text:p>
            <text:p text:style-name="P6"/>
          </table:table-cell>
          <table:table-cell table:style-name="Table1.A1" office:value-type="string">
            <text:p text:style-name="P14">*</text:p>
            <text:p text:style-name="P14">***</text:p>
            <text:p text:style-name="P14">*****</text:p>
            <text:p text:style-name="P14">*******</text:p>
            <text:p text:style-name="P14">*********</text:p>
            <text:p text:style-name="P6"/>
          </table:table-cell>
          <table:table-cell table:style-name="Table1.A1" office:value-type="string">
            <text:p text:style-name="P16">*</text:p>
            <text:p text:style-name="P16">***</text:p>
            <text:p text:style-name="P16">*****</text:p>
            <text:p text:style-name="P16">*******</text:p>
            <text:p text:style-name="P15">*********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>* * * * *</text:p>
            <text:p text:style-name="P7">* * * *</text:p>
            <text:p text:style-name="P7">* * *</text:p>
            <text:p text:style-name="P7">* *</text:p>
            <text:p text:style-name="P8"><text:s text:c="8"/>*</text:p>
            <text:p text:style-name="P6"/>
          </table:table-cell>
          <table:table-cell table:style-name="Table1.A1" office:value-type="string">
            <text:p text:style-name="P6">2</text:p>
            <text:p text:style-name="P6">4 6</text:p>
            <text:p text:style-name="P6">8 10 12</text:p>
            <text:p text:style-name="P6">14 16</text:p>
            <text:p text:style-name="P6">18</text:p>
          </table:table-cell>
          <table:table-cell table:style-name="Table1.A1" office:value-type="string">
            <text:p text:style-name="P24">1 <text:s/>0 <text:s/>1 <text:s/>0 <text:s/>1 </text:p>
            <text:p text:style-name="P25"><text:s/>0 <text:s/>1 <text:s/>0 <text:s/>1 <text:s/>0 </text:p>
            <text:p text:style-name="P25"><text:s/>1 <text:s/>0 <text:s/>1 <text:s/>0 <text:s/>1 </text:p>
            <text:p text:style-name="P25"><text:s/>0 <text:s/>1 <text:s/>0 <text:s/>1 <text:s/>0 </text:p>
            <text:p text:style-name="P26"><text:span text:style-name="T2"><text:s/>1 <text:s/>0 <text:s/>1 <text:s/>0 <text:s/>1 </text:span></text:p>
          </table:table-cell>
        </table:table-row>
      </table:table>
      <text:p text:style-name="P10"><text:s/></text:p>
      <text:p text:style-name="P11"/>
      <text:p text:style-name="P11"><text:soft-page-break/></text:p>
      <text:p text:style-name="P11"/>
      <text:p text:style-name="P12">Strings </text:p>
      <text:p text:style-name="P12">http://www.sanfoundry.com/java-program-sort-names-alphabetical-order/</text:p>
      <text:list xml:id="list20212648" text:style-name="L3">
        <text:list-item>
          <text:p text:style-name="P22"><text:span text:style-name="T6">How to check if two String are Anagram?</text:span><text:span text:style-name="T7">DONE</text:span></text:p>
        </text:list-item>
        <text:list-item>
          <text:p text:style-name="P22"><text:span text:style-name="T6">How to convert numeric String to int in Java?--</text:span><text:span text:style-name="T7">DONE</text:span></text:p>
        </text:list-item>
        <text:list-item>
          <text:p text:style-name="P22"><text:a xlink:type="simple" xlink:href="http://instanceofjavaforus.blogspot.in/2014/12/sort-string-using-string-api.html" text:style-name="Internet_20_link" text:visited-style-name="Visited_20_Internet_20_Link"><text:span text:style-name="T4">Sort the String using string API? </text:span></text:a><text:span text:style-name="T5">DONE</text:span></text:p>
        </text:list-item>
        <text:list-item>
          <text:p text:style-name="P22"><text:span text:style-name="T6">Write a program search for a word in a String and replace all of its occurrences.--</text:span><text:span text:style-name="T7">DONE</text:span></text:p>
        </text:list-item>
        <text:list-item>
          <text:p text:style-name="P22"><text:a xlink:type="simple" xlink:href="http://www.instanceofjava.com/2016/02/find-longest-substring-in-between-specified-string.html" text:style-name="Internet_20_link" text:visited-style-name="Visited_20_Internet_20_Link"><text:span text:style-name="T4">Find Biggest substring in between specified character</text:span></text:a><text:span text:style-name="T4"> --</text:span><text:span text:style-name="T5">DONE</text:span></text:p>
        </text:list-item>
        <text:list-item>
          <text:p text:style-name="P23">Make a new String from existing String of repeated Strings/Duplicate String.</text:p>
        </text:list-item>
        <text:list-item>
          <text:p text:style-name="P22"><text:span text:style-name="T6">Reverse a String with three different methods--------</text:span><text:span text:style-name="T7">DONE</text:span></text:p>
        </text:list-item>
        <text:list-item>
          <text:p text:style-name="P22"><text:span text:style-name="T6">Calculate existing of vowels in a string-------</text:span><text:span text:style-name="T7">DONEs</text:span></text:p>
        </text:list-item>
        <text:list-item>
          <text:p text:style-name="P22"><text:span text:style-name="T6">First letter should be capital of every word in a String-------------</text:span><text:span text:style-name="T7">DONE</text:span></text:p>
        </text:list-item>
        <text:list-item>
          <text:p text:style-name="P22"><text:span text:style-name="T6">Calculate occurance of single character in a string-----------------</text:span><text:span text:style-name="T7">DONE</text:span></text:p>
        </text:list-item>
        <text:list-item>
          <text:p text:style-name="P22"><text:span text:style-name="T6">Calculate occurance <text:s/>of <text:s/>word in a string--------------</text:span><text:span text:style-name="T7">DONE</text:span></text:p>
        </text:list-item>
      </text:list>
      <text:p text:style-name="P5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token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veta</meta:initial-creator>
    <meta:editing-cycles>20</meta:editing-cycles>
    <meta:creation-date>2017-08-03T19:59:00</meta:creation-date>
    <dc:date>2018-01-11T00:57:29.86</dc:date>
    <meta:editing-duration>PT11H46M22S</meta:editing-duration>
    <meta:generator>OpenOffice.org/3.3$Win32 OpenOffice.org_project/330m14$Build-9542</meta:generator>
    <meta:document-statistic meta:table-count="1" meta:image-count="0" meta:object-count="0" meta:page-count="4" meta:paragraph-count="79" meta:word-count="651" meta:character-count="32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